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play : </text:p>
      <text:p text:style-name="Standard">Single player : </text:p>
      <text:p text:style-name="Standard"><text:tab/>Use <text:s/>Up and down arrow to modifie intensity and right and left arrow to modifie the period</text:p>
      <text:p text:style-name="Standard"><text:tab/>you also can plug a controller so you can use the right joystick to modifie the intensity and left <text:tab/>joystick to modifie the period</text:p>
      <text:p text:style-name="Standard"/>
      <text:p text:style-name="Standard">Multiplayer (beta :) :</text:p>
      <text:p text:style-name="Standard"><text:tab/>Plug as many joystick as the number of players. DO NOT USE THE KEYBOARD IN <text:tab/>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ee Le Gal</meta:initial-creator>
    <meta:creation-date>2017-01-21T17:49:08.50</meta:creation-date>
    <meta:document-statistic meta:table-count="0" meta:image-count="0" meta:object-count="0" meta:page-count="1" meta:paragraph-count="6" meta:word-count="68" meta:character-count="356"/>
    <dc:date>2017-01-21T18:11:50.38</dc:date>
    <dc:creator>timothee Le Gal</dc:creator>
    <meta:editing-duration>PT7M25S</meta:editing-duration>
    <meta:editing-cycles>1</meta:editing-cycles>
    <meta:generator>OpenOffice/4.1.2$Win32 OpenOffice.org_project/412m3$Build-9782</meta:generator>
  </office:meta>
</office:document-meta>
</file>